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3.642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436cm"/>
    </style:style>
    <style:style style:name="co15" style:family="table-column">
      <style:table-column-properties fo:break-before="auto" style:column-width="4.6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2" table:default-cell-style-name="ce4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winter_oat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Avoine d'hiver conventionnel</text:p>
          </table:table-cell>
          <table:table-cell table:style-name="ce6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2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oat_seed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130075" calcext:value-type="float">
            <text:p>21300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style-name="Default" office:value-type="string" calcext:value-type="string">
            <text:p>anti limace</text:p>
          </table:table-cell>
          <table:table-cell table:style-name="Default" office:value-type="string" calcext:value-type="string">
            <text:p>metarex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8" office:value-type="string" calcext:value-type="string">
            <text:p>ammonitrate_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060118" calcext:value-type="float">
            <text:p>20601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Default" office:value-type="string" calcext:value-type="string">
            <text:p>fongicide</text:p>
          </table:table-cell>
          <table:table-cell table:style-name="Default" office:value-type="string" calcext:value-type="string">
            <text:p>FANDANGO S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8700035" calcext:value-type="float">
            <text:p>8700035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Default" office:value-type="string" calcext:value-type="string">
            <text:p>insecticide</text:p>
          </table:table-cell>
          <table:table-cell table:style-name="Default" office:value-type="string" calcext:value-type="string">
            <text:p>SUMI ALPHA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oat_grai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ansport</text:p>
          </table:table-cell>
          <table:table-cell table:style-name="ce2"/>
          <table:table-cell table:style-name="ce5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oat_stra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ologique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2" table:default-cell-style-name="ce4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winter_oat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Avoine d'hiver biologique</text:p>
          </table:table-cell>
          <table:table-cell table:style-name="ce6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2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8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oat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oat_grai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oat_straw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1012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28:01.726407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fr-FR</dc:language>
    <meta:editing-cycles>10</meta:editing-cycles>
    <meta:editing-duration>PT4M15S</meta:editing-duration>
    <meta:generator>LibreOffice/6.4.7.2$Linux_X86_64 LibreOffice_project/40$Build-2</meta:generator>
    <dc:date>2021-11-13T16:28:56.101471502</dc:date>
    <meta:document-statistic meta:table-count="2" meta:cell-count="237" meta:object-count="0"/>
  </office:meta>
</office:document-meta>
</file>